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" style:family="table-cell" style:parent-style-name="Green_20_if_20_Yes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&quot;Y&quot;" style:apply-style-name="Green_20_if_20_Yes" style:base-cell-address="Overview.J13"/>
      <style:map style:condition="cell-content()=&quot;N&quot;" style:apply-style-name="Red_20_on_20_No" style:base-cell-address="Overview.J13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&quot;Y&quot;" style:apply-style-name="Green_20_if_20_Yes" style:base-cell-address="Overview.J13"/>
      <style:map style:condition="cell-content()=&quot;N&quot;" style:apply-style-name="Red_20_on_20_No" style:base-cell-address="Overview.J13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ep 2018</text:p>
          </table:table-cell>
          <table:table-cell table:style-name="ce1" office:value-type="string" calcext:value-type="string">
            <text:p>Sep 2019</text:p>
          </table:table-cell>
          <table:table-cell table:style-name="ce1" office:value-type="string" calcext:value-type="string">
            <text:p>Sep 2020</text:p>
          </table:table-cell>
          <table:table-cell table:style-name="ce1" office:value-type="string" calcext:value-type="string">
            <text:p>Sep 2021</text:p>
          </table:table-cell>
          <table:table-cell table:style-name="ce1" office:value-type="string" calcext:value-type="string">
            <text:p>Sep 202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currency" office:currency="GBP" office:value="68.36" calcext:value-type="currency">
            <text:p>£68.36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Net Change</text:p>
          </table:table-cell>
          <table:table-cell table:style-name="ce2" table:formula="of:=[.C5]-[.B5]" office:value-type="currency" office:currency="GBP" office:value="-68.36" calcext:value-type="currency">
            <text:p>-£68.36</text:p>
          </table:table-cell>
          <table:table-cell table:style-name="ce2" table:formula="of:=[.D5]-[.C5]" office:value-type="currency" office:currency="GBP" office:value="0" calcext:value-type="currency">
            <text:p>£0.00</text:p>
          </table:table-cell>
          <table:table-cell table:style-name="ce2" table:formula="of:=[.E5]-[.D5]" office:value-type="currency" office:currency="GBP" office:value="0" calcext:value-type="currency">
            <text:p>£0.00</text:p>
          </table:table-cell>
          <table:table-cell table:style-name="ce2" table:formula="of:=[.F5]-[.E5]" office:value-type="currency" office:currency="GBP" office:value="0" calcext:value-type="currency">
            <text:p>£0.00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ransactions</text:p>
          </table:table-cell>
          <table:covered-table-cell table:number-columns-repeated="2" table:style-name="ce7"/>
          <table:table-cell/>
          <table:table-cell table:style-name="ce4" office:value-type="string" calcext:value-type="string" table:number-columns-spanned="6" table:number-rows-spanned="1">
            <text:p>Reimbursements</text:p>
          </table:table-cell>
          <table:covered-table-cell table:number-columns-repeated="5" table:style-name="ce7"/>
        </table:table-row>
        <table:table-row table:style-name="ro1">
          <table:table-cell/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Reason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Reas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id</text:p>
          </table:table-cell>
          <table:table-cell table:style-name="ce5" office:value-type="string" calcext:value-type="string">
            <text:p>Date Paid</text:p>
          </table:table-cell>
        </table:table-row>
        <table:table-row table:style-name="ro2">
          <table:table-cell/>
          <table:table-cell table:style-name="ce6"/>
          <table:table-cell table:style-name="ce8"/>
          <table:table-cell table:style-name="ce9"/>
          <table:table-cell table:style-name="ce10"/>
          <table:table-cell table:style-name="ce8" office:value-type="string" calcext:value-type="string">
            <text:p>Eiren</text:p>
          </table:table-cell>
          <table:table-cell table:style-name="ce6" office:value-type="currency" office:currency="GBP" office:value="4" calcext:value-type="currency">
            <text:p>£4.00</text:p>
          </table:table-cell>
          <table:table-cell table:style-name="ce11" office:value-type="string" calcext:value-type="string">
            <text:p>Tablecloth for Freshers Fayre stall</text:p>
          </table:table-cell>
          <table:table-cell table:style-name="ce12" office:value-type="date" office:date-value="2018-09-22" calcext:value-type="date">
            <text:p>22/09/18</text:p>
          </table:table-cell>
          <table:table-cell table:style-name="ce13" office:value-type="string" calcext:value-type="string">
            <text:p>N</text:p>
          </table:table-cell>
          <table:table-cell table:style-name="ce9"/>
        </table:table-row>
        <table:table-row table:style-name="ro1" table:number-rows-repeated="2">
          <table:table-cell/>
          <table:table-cell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6"/>
          <table:table-cell table:style-name="ce11"/>
          <table:table-cell table:style-name="ce9"/>
          <table:table-cell table:style-name="ce14"/>
          <table:table-cell table:style-name="ce9"/>
        </table:table-row>
        <table:table-row table:style-name="ro1">
          <table:table-cell/>
          <table:table-cell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6"/>
          <table:table-cell table:style-name="ce11"/>
          <table:table-cell table:style-name="ce9"/>
          <table:table-cell table:style-name="ce14"/>
          <table:table-cell table:style-name="ce9"/>
        </table:table-row>
        <calcext:conditional-formats>
          <calcext:conditional-format calcext:target-range-address="Overview.J13:Overview.J16">
            <calcext:condition calcext:apply-style-name="Green if Yes" calcext:value="=&quot;Y&quot;" calcext:base-cell-address="Overview.J13"/>
            <calcext:condition calcext:apply-style-name="Red on No" calcext:value="=&quot;N&quot;" calcext:base-cell-address="Overview.J13"/>
          </calcext:conditional-format>
        </calcext:conditional-formats>
      </table:table>
      <table:table table:name="Shirts" table:style-name="ta1"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table:style-name="ce15"/>
          <table:table-cell table:number-columns-repeated="32"/>
        </table:table-row>
        <table:table-row table:style-name="ro1">
          <table:table-cell/>
          <table:table-cell office:value-type="string" calcext:value-type="string">
            <text:p>No. Sold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Price Sold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roduction Cost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]*[.$E$4]-([.$F$4]+[.B4]*[.$G$4])" office:value-type="float" office:value="-10.75" calcext:value-type="float">
            <text:p>-10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5]*[.$E$4]-([.$F$4]+[.B5]*[.$G$4])" office:value-type="float" office:value="-9.5" calcext:value-type="float">
            <text:p>-9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6]*[.$E$4]-([.$F$4]+[.B6]*[.$G$4])" office:value-type="float" office:value="-8.25" calcext:value-type="float">
            <text:p>-8.2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7]*[.$E$4]-([.$F$4]+[.B7]*[.$G$4])" office:value-type="float" office:value="-7" calcext:value-type="float">
            <text:p>-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8]*[.$E$4]-([.$F$4]+[.B8]*[.$G$4])" office:value-type="float" office:value="-5.75" calcext:value-type="float">
            <text:p>-5.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9]*[.$E$4]-([.$F$4]+[.B9]*[.$G$4])" office:value-type="float" office:value="-4.5" calcext:value-type="float">
            <text:p>-4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0]*[.$E$4]-([.$F$4]+[.B10]*[.$G$4])" office:value-type="float" office:value="-3.25" calcext:value-type="float">
            <text:p>-3.2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1]*[.$E$4]-([.$F$4]+[.B11]*[.$G$4])" office:value-type="float" office:value="-2" calcext:value-type="float">
            <text:p>-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2]*[.$E$4]-([.$F$4]+[.B12]*[.$G$4])" office:value-type="float" office:value="-0.75" calcext:value-type="float">
            <text:p>-0.75</text:p>
          </table:table-cell>
          <table:table-cell table:number-columns-repeated="2"/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office:value-type="float" office:value="9.5" calcext:value-type="float">
            <text:p>9.5</text:p>
          </table:table-cell>
          <table:table-cell office:value-type="float" office:value="9.75" calcext:value-type="float">
            <text:p>9.75</text:p>
          </table:table-cell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" calcext:value-type="float">
            <text:p>10.5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11.25" calcext:value-type="float">
            <text:p>11.25</text:p>
          </table:table-cell>
          <table:table-cell office:value-type="float" office:value="11.5" calcext:value-type="float">
            <text:p>11.5</text:p>
          </table:table-cell>
          <table:table-cell office:value-type="float" office:value="11.75" calcext:value-type="float">
            <text:p>11.75</text:p>
          </table:table-cell>
          <table:table-cell office:value-type="float" office:value="12" calcext:value-type="float">
            <text:p>12</text:p>
          </table:table-cell>
          <table:table-cell office:value-type="float" office:value="12.25" calcext:value-type="float">
            <text:p>12.25</text:p>
          </table:table-cell>
          <table:table-cell office:value-type="float" office:value="12.5" calcext:value-type="float">
            <text:p>12.5</text:p>
          </table:table-cell>
          <table:table-cell office:value-type="float" office:value="12.75" calcext:value-type="float">
            <text:p>12.75</text:p>
          </table:table-cell>
          <table:table-cell office:value-type="float" office:value="13" calcext:value-type="float">
            <text:p>13</text:p>
          </table:table-cell>
          <table:table-cell office:value-type="float" office:value="13.25" calcext:value-type="float">
            <text:p>13.25</text:p>
          </table:table-cell>
          <table:table-cell office:value-type="float" office:value="13.5" calcext:value-type="float">
            <text:p>13.5</text:p>
          </table:table-cell>
          <table:table-cell office:value-type="float" office:value="13.75" calcext:value-type="float">
            <text:p>13.75</text:p>
          </table:table-cell>
          <table:table-cell office:value-type="float" office:value="14" calcext:value-type="float">
            <text:p>14</text:p>
          </table:table-cell>
          <table:table-cell office:value-type="float" office:value="14.25" calcext:value-type="float">
            <text:p>14.25</text:p>
          </table:table-cell>
          <table:table-cell office:value-type="float" office:value="14.5" calcext:value-type="float">
            <text:p>14.5</text:p>
          </table:table-cell>
          <table:table-cell office:value-type="float" office:value="14.75" calcext:value-type="float">
            <text:p>14.75</text:p>
          </table:table-cell>
          <table:table-cell office:value-type="float" office:value="15" calcext:value-type="float">
            <text:p>15</text:p>
          </table:table-cell>
          <table:table-cell office:value-type="float" office:value="15.25" calcext:value-type="float">
            <text:p>15.25</text:p>
          </table:table-cell>
          <table:table-cell office:value-type="float" office:value="15.5" calcext:value-type="float">
            <text:p>15.5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3]*[.$E$4]-([.$F$4]+[.B13]*[.$G$4])" office:value-type="float" office:value="0.5" calcext:value-type="float">
            <text:p>0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4]*[.$E$4]-([.$F$4]+[.B14]*[.$G$4])" office:value-type="float" office:value="1.75" calcext:value-type="float">
            <text:p>1.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5]*[.$E$4]-([.$F$4]+[.B15]*[.$G$4])" office:value-type="float" office:value="3" calcext:value-type="float">
            <text:p>3</text:p>
          </table:table-cell>
          <table:table-cell table:number-columns-repeated="2"/>
          <table:table-cell table:formula="of:=20.75/([.F12]-8.75)" office:value-type="string" office:string-value="" calcext:value-type="error">
            <text:p>#DIV/0!</text:p>
          </table:table-cell>
          <table:table-cell table:formula="of:=20.75/([.G12]-8.75)" office:value-type="float" office:value="83" calcext:value-type="float">
            <text:p>83</text:p>
          </table:table-cell>
          <table:table-cell table:formula="of:=20.75/([.H12]-8.75)" office:value-type="float" office:value="41.5" calcext:value-type="float">
            <text:p>41.5</text:p>
          </table:table-cell>
          <table:table-cell table:formula="of:=20.75/([.I12]-8.75)" office:value-type="float" office:value="27.6666666666667" calcext:value-type="float">
            <text:p>27.6666666667</text:p>
          </table:table-cell>
          <table:table-cell table:formula="of:=20.75/([.J12]-8.75)" office:value-type="float" office:value="20.75" calcext:value-type="float">
            <text:p>20.75</text:p>
          </table:table-cell>
          <table:table-cell table:formula="of:=20.75/([.K12]-8.75)" office:value-type="float" office:value="16.6" calcext:value-type="float">
            <text:p>16.6</text:p>
          </table:table-cell>
          <table:table-cell table:formula="of:=20.75/([.L12]-8.75)" office:value-type="float" office:value="13.8333333333333" calcext:value-type="float">
            <text:p>13.8333333333</text:p>
          </table:table-cell>
          <table:table-cell table:formula="of:=20.75/([.M12]-8.75)" office:value-type="float" office:value="11.8571428571429" calcext:value-type="float">
            <text:p>11.8571428571</text:p>
          </table:table-cell>
          <table:table-cell table:formula="of:=20.75/([.N12]-8.75)" office:value-type="float" office:value="10.375" calcext:value-type="float">
            <text:p>10.375</text:p>
          </table:table-cell>
          <table:table-cell table:formula="of:=20.75/([.O12]-8.75)" office:value-type="float" office:value="9.22222222222222" calcext:value-type="float">
            <text:p>9.2222222222</text:p>
          </table:table-cell>
          <table:table-cell table:formula="of:=20.75/([.P12]-8.75)" office:value-type="float" office:value="8.3" calcext:value-type="float">
            <text:p>8.3</text:p>
          </table:table-cell>
          <table:table-cell table:formula="of:=20.75/([.Q12]-8.75)" office:value-type="float" office:value="7.54545454545455" calcext:value-type="float">
            <text:p>7.5454545455</text:p>
          </table:table-cell>
          <table:table-cell table:formula="of:=20.75/([.R12]-8.75)" office:value-type="float" office:value="6.91666666666667" calcext:value-type="float">
            <text:p>6.9166666667</text:p>
          </table:table-cell>
          <table:table-cell table:formula="of:=20.75/([.S12]-8.75)" office:value-type="float" office:value="6.38461538461539" calcext:value-type="float">
            <text:p>6.3846153846</text:p>
          </table:table-cell>
          <table:table-cell table:formula="of:=20.75/([.T12]-8.75)" office:value-type="float" office:value="5.92857142857143" calcext:value-type="float">
            <text:p>5.9285714286</text:p>
          </table:table-cell>
          <table:table-cell table:formula="of:=20.75/([.U12]-8.75)" office:value-type="float" office:value="5.53333333333333" calcext:value-type="float">
            <text:p>5.5333333333</text:p>
          </table:table-cell>
          <table:table-cell table:formula="of:=20.75/([.V12]-8.75)" office:value-type="float" office:value="5.1875" calcext:value-type="float">
            <text:p>5.1875</text:p>
          </table:table-cell>
          <table:table-cell table:formula="of:=20.75/([.W12]-8.75)" office:value-type="float" office:value="4.88235294117647" calcext:value-type="float">
            <text:p>4.8823529412</text:p>
          </table:table-cell>
          <table:table-cell table:formula="of:=20.75/([.X12]-8.75)" office:value-type="float" office:value="4.61111111111111" calcext:value-type="float">
            <text:p>4.6111111111</text:p>
          </table:table-cell>
          <table:table-cell table:formula="of:=20.75/([.Y12]-8.75)" office:value-type="float" office:value="4.36842105263158" calcext:value-type="float">
            <text:p>4.3684210526</text:p>
          </table:table-cell>
          <table:table-cell table:formula="of:=20.75/([.Z12]-8.75)" office:value-type="float" office:value="4.15" calcext:value-type="float">
            <text:p>4.15</text:p>
          </table:table-cell>
          <table:table-cell table:formula="of:=20.75/([.AA12]-8.75)" office:value-type="float" office:value="3.95238095238095" calcext:value-type="float">
            <text:p>3.9523809524</text:p>
          </table:table-cell>
          <table:table-cell table:formula="of:=20.75/([.AB12]-8.75)" office:value-type="float" office:value="3.77272727272727" calcext:value-type="float">
            <text:p>3.7727272727</text:p>
          </table:table-cell>
          <table:table-cell table:formula="of:=20.75/([.AC12]-8.75)" office:value-type="float" office:value="3.60869565217391" calcext:value-type="float">
            <text:p>3.6086956522</text:p>
          </table:table-cell>
          <table:table-cell table:formula="of:=20.75/([.AD12]-8.75)" office:value-type="float" office:value="3.45833333333333" calcext:value-type="float">
            <text:p>3.4583333333</text:p>
          </table:table-cell>
          <table:table-cell table:formula="of:=20.75/([.AE12]-8.75)" office:value-type="float" office:value="3.32" calcext:value-type="float">
            <text:p>3.32</text:p>
          </table:table-cell>
          <table:table-cell table:formula="of:=20.75/([.AF12]-8.75)" office:value-type="float" office:value="3.19230769230769" calcext:value-type="float">
            <text:p>3.1923076923</text:p>
          </table:table-cell>
          <table:table-cell table:formula="of:=20.75/([.AG12]-8.75)" office:value-type="float" office:value="3.07407407407407" calcext:value-type="float">
            <text:p>3.0740740741</text:p>
          </table:table-cell>
          <table:table-cell table:formula="of:=20.75/([.AH12]-8.75)" office:value-type="float" office:value="2.96428571428571" calcext:value-type="float">
            <text:p>2.964285714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]*[.$E$4]-([.$F$4]+[.B16]*[.$G$4])" office:value-type="float" office:value="4.25" calcext:value-type="float">
            <text:p>4.2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7]*[.$E$4]-([.$F$4]+[.B17]*[.$G$4])" office:value-type="float" office:value="5.5" calcext:value-type="float">
            <text:p>5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8]*[.$E$4]-([.$F$4]+[.B18]*[.$G$4])" office:value-type="float" office:value="6.75" calcext:value-type="float">
            <text:p>6.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9]*[.$E$4]-([.$F$4]+[.B19]*[.$G$4])"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0]*[.$E$4]-([.$F$4]+[.B20]*[.$G$4])" office:value-type="float" office:value="9.25" calcext:value-type="float">
            <text:p>9.2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1]*[.$E$4]-([.$F$4]+[.B21]*[.$G$4])" office:value-type="float" office:value="10.5" calcext:value-type="float">
            <text:p>10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2]*[.$E$4]-([.$F$4]+[.B22]*[.$G$4])" office:value-type="float" office:value="11.75" calcext:value-type="float">
            <text:p>11.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3]*[.$E$4]-([.$F$4]+[.B23]*[.$G$4])" office:value-type="float" office:value="13" calcext:value-type="float">
            <text:p>1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20_if_20_Yes" style:display-name="Green if Yes" style:family="table-cell" style:parent-style-name="Default">
      <style:table-cell-properties fo:background-color="#99ff99" loext:vertical-justify="auto"/>
      <style:paragraph-properties css3t:text-justify="auto"/>
    </style:style>
    <style:style style:name="Red_20_on_20_No" style:display-name="Red on No" style:family="table-cell" style:parent-style-name="Default">
      <style:table-cell-properties fo:background-color="#ff33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1:54:02.68591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9:53:23.397097279</meta:creation-date>
    <dc:date>2018-09-25T12:52:43.787135629</dc:date>
    <meta:editing-duration>PT29M40S</meta:editing-duration>
    <meta:editing-cycles>3</meta:editing-cycles>
    <meta:generator>LibreOffice/5.1.6.2$Linux_X86_64 LibreOffice_project/10m0$Build-2</meta:generator>
    <meta:document-statistic meta:table-count="2" meta:cell-count="133" meta:object-count="0"/>
  </office:meta>
</office:document-meta>
</file>